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3.2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3.log" table:style-name="ta1">
        <table:shapes>
          <draw:frame draw:z-index="0" draw:style-name="gr1" draw:text-style-name="P1" svg:width="159.99mm" svg:height="89.99mm" svg:x="78.74mm" svg:y="1mm">
            <loext:p draw:notify-on-update-of-ranges="'cameraslog_3.log'.A2:'cameraslog_3.log'.A1001 'cameraslog_3.log'.B1:'cameraslog_3.log'.B1 'cameraslog_3.log'.B2:'cameraslog_3.log'.B1001 'cameraslog_3.log'.A2:'cameraslog_3.log'.A1001 'cameraslog_3.log'.C1:'cameraslog_3.log'.C1 'cameraslog_3.log'.C2:'cameraslog_3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57413" calcext:value-type="float">
            <text:p>15,1574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688557" calcext:value-type="float">
            <text:p>14,6885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512291" calcext:value-type="float">
            <text:p>14,5122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719374" calcext:value-type="float">
            <text:p>14,7193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432562" calcext:value-type="float">
            <text:p>14,43256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114155" calcext:value-type="float">
            <text:p>14,1141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464146" calcext:value-type="float">
            <text:p>14,4641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833639" calcext:value-type="float">
            <text:p>14,8336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767849" calcext:value-type="float">
            <text:p>14,7678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767849" calcext:value-type="float">
            <text:p>14,7678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961964" calcext:value-type="float">
            <text:p>14,9619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571833" calcext:value-type="float">
            <text:p>15,5718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343518" calcext:value-type="float">
            <text:p>15,3435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921006" calcext:value-type="float">
            <text:p>15,9210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588737" calcext:value-type="float">
            <text:p>15,5887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912704" calcext:value-type="float">
            <text:p>15,912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419755" calcext:value-type="float">
            <text:p>15,4197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368666" calcext:value-type="float">
            <text:p>15,3686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588663" calcext:value-type="float">
            <text:p>15,5886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600809" calcext:value-type="float">
            <text:p>15,6008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918299" calcext:value-type="float">
            <text:p>15,91829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.14488" calcext:value-type="float">
            <text:p>16,144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000941" calcext:value-type="float">
            <text:p>16,0009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857188" calcext:value-type="float">
            <text:p>15,8571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407965" calcext:value-type="float">
            <text:p>15,4079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434789" calcext:value-type="float">
            <text:p>15,4347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661338" calcext:value-type="float">
            <text:p>15,6613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661338" calcext:value-type="float">
            <text:p>15,6613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.557376" calcext:value-type="float">
            <text:p>15,5573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.212096" calcext:value-type="float">
            <text:p>15,2120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01806" calcext:value-type="float">
            <text:p>15,0180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395706" calcext:value-type="float">
            <text:p>15,3957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.896274" calcext:value-type="float">
            <text:p>14,8962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.065261" calcext:value-type="float">
            <text:p>15,0652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.168314" calcext:value-type="float">
            <text:p>15,1683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368886" calcext:value-type="float">
            <text:p>15,3688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.141474" calcext:value-type="float">
            <text:p>15,14147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141474" calcext:value-type="float">
            <text:p>15,14147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141474" calcext:value-type="float">
            <text:p>15,14147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141474" calcext:value-type="float">
            <text:p>15,14147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.141474" calcext:value-type="float">
            <text:p>15,14147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.232466" calcext:value-type="float">
            <text:p>15,23246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.95395" calcext:value-type="float">
            <text:p>14,953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.95395" calcext:value-type="float">
            <text:p>14,953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037529" calcext:value-type="float">
            <text:p>15,0375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751656" calcext:value-type="float">
            <text:p>14,75165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751656" calcext:value-type="float">
            <text:p>14,75165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.529885" calcext:value-type="float">
            <text:p>14,5298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529885" calcext:value-type="float">
            <text:p>14,5298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529885" calcext:value-type="float">
            <text:p>14,5298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.529885" calcext:value-type="float">
            <text:p>14,5298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529885" calcext:value-type="float">
            <text:p>14,5298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.529885" calcext:value-type="float">
            <text:p>14,5298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.490898" calcext:value-type="float">
            <text:p>14,49089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.309859" calcext:value-type="float">
            <text:p>14,3098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.309859" calcext:value-type="float">
            <text:p>14,3098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.309859" calcext:value-type="float">
            <text:p>14,3098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.380376" calcext:value-type="float">
            <text:p>14,38037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.380376" calcext:value-type="float">
            <text:p>14,38037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.380376" calcext:value-type="float">
            <text:p>14,38037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.380376" calcext:value-type="float">
            <text:p>14,38037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.575326" calcext:value-type="float">
            <text:p>14,5753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.575326" calcext:value-type="float">
            <text:p>14,5753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601312" calcext:value-type="float">
            <text:p>14,6013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.601312" calcext:value-type="float">
            <text:p>14,6013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315412" calcext:value-type="float">
            <text:p>14,3154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315412" calcext:value-type="float">
            <text:p>14,3154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315412" calcext:value-type="float">
            <text:p>14,3154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315412" calcext:value-type="float">
            <text:p>14,3154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464865" calcext:value-type="float">
            <text:p>14,46486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464865" calcext:value-type="float">
            <text:p>14,46486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.464865" calcext:value-type="float">
            <text:p>14,46486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.16035" calcext:value-type="float">
            <text:p>14,160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.174172" calcext:value-type="float">
            <text:p>14,1741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063713" calcext:value-type="float">
            <text:p>14,0637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.166804" calcext:value-type="float">
            <text:p>14,1668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.568777" calcext:value-type="float">
            <text:p>14,56877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.568777" calcext:value-type="float">
            <text:p>14,56877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.393341" calcext:value-type="float">
            <text:p>14,3933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.516809" calcext:value-type="float">
            <text:p>14,5168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.600381" calcext:value-type="float">
            <text:p>14,60038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.600381" calcext:value-type="float">
            <text:p>14,60038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.580883" calcext:value-type="float">
            <text:p>14,5808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.580883" calcext:value-type="float">
            <text:p>14,5808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.580883" calcext:value-type="float">
            <text:p>14,5808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.645857" calcext:value-type="float">
            <text:p>14,6458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.645857" calcext:value-type="float">
            <text:p>14,6458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.645857" calcext:value-type="float">
            <text:p>14,6458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.366428" calcext:value-type="float">
            <text:p>14,3664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.366428" calcext:value-type="float">
            <text:p>14,3664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.366428" calcext:value-type="float">
            <text:p>14,3664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.35351" calcext:value-type="float">
            <text:p>14,3535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.35351" calcext:value-type="float">
            <text:p>14,3535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.172429" calcext:value-type="float">
            <text:p>14,1724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.172429" calcext:value-type="float">
            <text:p>14,1724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.172429" calcext:value-type="float">
            <text:p>14,1724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.172429" calcext:value-type="float">
            <text:p>14,1724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.10749" calcext:value-type="float">
            <text:p>14,107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.10749" calcext:value-type="float">
            <text:p>14,107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.10749" calcext:value-type="float">
            <text:p>14,107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.10749" calcext:value-type="float">
            <text:p>14,107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.10749" calcext:value-type="float">
            <text:p>14,107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.10749" calcext:value-type="float">
            <text:p>14,107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.10749" calcext:value-type="float">
            <text:p>14,107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.10749" calcext:value-type="float">
            <text:p>14,107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.075882" calcext:value-type="float">
            <text:p>14,07588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.757538" calcext:value-type="float">
            <text:p>13,7575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.829" calcext:value-type="float">
            <text:p>13,8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.458577" calcext:value-type="float">
            <text:p>13,45857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.095567" calcext:value-type="float">
            <text:p>13,0955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095567" calcext:value-type="float">
            <text:p>13,0955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.095567" calcext:value-type="float">
            <text:p>13,0955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.095567" calcext:value-type="float">
            <text:p>13,0955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095567" calcext:value-type="float">
            <text:p>13,0955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095567" calcext:value-type="float">
            <text:p>13,0955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095567" calcext:value-type="float">
            <text:p>13,0955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095567" calcext:value-type="float">
            <text:p>13,0955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095567" calcext:value-type="float">
            <text:p>13,0955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095567" calcext:value-type="float">
            <text:p>13,0955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095567" calcext:value-type="float">
            <text:p>13,0955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095567" calcext:value-type="float">
            <text:p>13,0955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095567" calcext:value-type="float">
            <text:p>13,0955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095567" calcext:value-type="float">
            <text:p>13,0955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.076957" calcext:value-type="float">
            <text:p>13,0769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.076957" calcext:value-type="float">
            <text:p>13,0769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.076957" calcext:value-type="float">
            <text:p>13,0769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.076957" calcext:value-type="float">
            <text:p>13,0769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.076957" calcext:value-type="float">
            <text:p>13,0769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.018475" calcext:value-type="float">
            <text:p>13,0184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.018475" calcext:value-type="float">
            <text:p>13,0184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.018475" calcext:value-type="float">
            <text:p>13,0184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.018475" calcext:value-type="float">
            <text:p>13,0184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.018475" calcext:value-type="float">
            <text:p>13,0184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.018475" calcext:value-type="float">
            <text:p>13,0184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.064853" calcext:value-type="float">
            <text:p>13,0648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.064853" calcext:value-type="float">
            <text:p>13,0648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.064853" calcext:value-type="float">
            <text:p>13,0648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.064853" calcext:value-type="float">
            <text:p>13,0648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.064853" calcext:value-type="float">
            <text:p>13,0648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.064853" calcext:value-type="float">
            <text:p>13,0648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.064853" calcext:value-type="float">
            <text:p>13,0648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.064853" calcext:value-type="float">
            <text:p>13,0648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.064853" calcext:value-type="float">
            <text:p>13,0648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.033252" calcext:value-type="float">
            <text:p>13,0332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.033252" calcext:value-type="float">
            <text:p>13,0332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.761214" calcext:value-type="float">
            <text:p>12,7612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.761214" calcext:value-type="float">
            <text:p>12,7612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.761214" calcext:value-type="float">
            <text:p>12,7612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.761214" calcext:value-type="float">
            <text:p>12,7612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.761214" calcext:value-type="float">
            <text:p>12,7612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.768565" calcext:value-type="float">
            <text:p>12,7685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.535492" calcext:value-type="float">
            <text:p>12,5354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.535492" calcext:value-type="float">
            <text:p>12,5354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535492" calcext:value-type="float">
            <text:p>12,5354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.535492" calcext:value-type="float">
            <text:p>12,5354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.535492" calcext:value-type="float">
            <text:p>12,5354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.179003" calcext:value-type="float">
            <text:p>12,1790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.179003" calcext:value-type="float">
            <text:p>12,1790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.179003" calcext:value-type="float">
            <text:p>12,1790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.179003" calcext:value-type="float">
            <text:p>12,1790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.179003" calcext:value-type="float">
            <text:p>12,1790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.179003" calcext:value-type="float">
            <text:p>12,1790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.179003" calcext:value-type="float">
            <text:p>12,1790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.179003" calcext:value-type="float">
            <text:p>12,1790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.179003" calcext:value-type="float">
            <text:p>12,1790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.179003" calcext:value-type="float">
            <text:p>12,1790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.179003" calcext:value-type="float">
            <text:p>12,1790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.119651" calcext:value-type="float">
            <text:p>12,1196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.119651" calcext:value-type="float">
            <text:p>12,1196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119651" calcext:value-type="float">
            <text:p>12,1196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119651" calcext:value-type="float">
            <text:p>12,1196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.119651" calcext:value-type="float">
            <text:p>12,1196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.119651" calcext:value-type="float">
            <text:p>12,1196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.119651" calcext:value-type="float">
            <text:p>12,1196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.119651" calcext:value-type="float">
            <text:p>12,1196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.003571" calcext:value-type="float">
            <text:p>12,00357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.003571" calcext:value-type="float">
            <text:p>12,00357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.003571" calcext:value-type="float">
            <text:p>12,00357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.003571" calcext:value-type="float">
            <text:p>12,00357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.003571" calcext:value-type="float">
            <text:p>12,00357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.043434" calcext:value-type="float">
            <text:p>12,0434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.043434" calcext:value-type="float">
            <text:p>12,0434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.043434" calcext:value-type="float">
            <text:p>12,0434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.043434" calcext:value-type="float">
            <text:p>12,0434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.043434" calcext:value-type="float">
            <text:p>12,0434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.646153" calcext:value-type="float">
            <text:p>11,6461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.646153" calcext:value-type="float">
            <text:p>11,6461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.646153" calcext:value-type="float">
            <text:p>11,6461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.646153" calcext:value-type="float">
            <text:p>11,6461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.646153" calcext:value-type="float">
            <text:p>11,6461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.646153" calcext:value-type="float">
            <text:p>11,6461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.646153" calcext:value-type="float">
            <text:p>11,6461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.646153" calcext:value-type="float">
            <text:p>11,6461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.646153" calcext:value-type="float">
            <text:p>11,6461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.471595" calcext:value-type="float">
            <text:p>11,4715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.231223" calcext:value-type="float">
            <text:p>11,2312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.231223" calcext:value-type="float">
            <text:p>11,2312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.231223" calcext:value-type="float">
            <text:p>11,2312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.231223" calcext:value-type="float">
            <text:p>11,2312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231223" calcext:value-type="float">
            <text:p>11,2312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.231206" calcext:value-type="float">
            <text:p>11,2312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.231206" calcext:value-type="float">
            <text:p>11,2312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.231206" calcext:value-type="float">
            <text:p>11,2312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.231206" calcext:value-type="float">
            <text:p>11,2312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.231206" calcext:value-type="float">
            <text:p>11,2312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.244205" calcext:value-type="float">
            <text:p>11,244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.244205" calcext:value-type="float">
            <text:p>11,244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.244205" calcext:value-type="float">
            <text:p>11,244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.244205" calcext:value-type="float">
            <text:p>11,244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.244205" calcext:value-type="float">
            <text:p>11,244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.244205" calcext:value-type="float">
            <text:p>11,244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.244205" calcext:value-type="float">
            <text:p>11,244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.244205" calcext:value-type="float">
            <text:p>11,244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.244205" calcext:value-type="float">
            <text:p>11,244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.244205" calcext:value-type="float">
            <text:p>11,244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.244205" calcext:value-type="float">
            <text:p>11,244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.244205" calcext:value-type="float">
            <text:p>11,244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.244205" calcext:value-type="float">
            <text:p>11,244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.244205" calcext:value-type="float">
            <text:p>11,244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243379" calcext:value-type="float">
            <text:p>11,2433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.023321" calcext:value-type="float">
            <text:p>11,023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593595" calcext:value-type="float">
            <text:p>10,593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.425518" calcext:value-type="float">
            <text:p>10,4255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.380948" calcext:value-type="float">
            <text:p>10,3809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.380948" calcext:value-type="float">
            <text:p>10,3809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.380948" calcext:value-type="float">
            <text:p>10,3809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.380948" calcext:value-type="float">
            <text:p>10,3809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.380948" calcext:value-type="float">
            <text:p>10,3809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.380948" calcext:value-type="float">
            <text:p>10,3809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.243601" calcext:value-type="float">
            <text:p>10,2436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.243601" calcext:value-type="float">
            <text:p>10,2436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.243601" calcext:value-type="float">
            <text:p>10,2436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.243601" calcext:value-type="float">
            <text:p>10,2436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.243601" calcext:value-type="float">
            <text:p>10,2436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.243601" calcext:value-type="float">
            <text:p>10,2436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.276094" calcext:value-type="float">
            <text:p>10,2760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.276094" calcext:value-type="float">
            <text:p>10,2760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.978039" calcext:value-type="float">
            <text:p>9,9780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.978039" calcext:value-type="float">
            <text:p>9,9780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.978039" calcext:value-type="float">
            <text:p>9,9780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.978039" calcext:value-type="float">
            <text:p>9,9780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.978039" calcext:value-type="float">
            <text:p>9,9780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.978039" calcext:value-type="float">
            <text:p>9,9780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.978039" calcext:value-type="float">
            <text:p>9,9780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.978039" calcext:value-type="float">
            <text:p>9,9780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.978039" calcext:value-type="float">
            <text:p>9,9780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.978039" calcext:value-type="float">
            <text:p>9,9780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.978039" calcext:value-type="float">
            <text:p>9,9780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.828624" calcext:value-type="float">
            <text:p>9,8286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.828624" calcext:value-type="float">
            <text:p>9,8286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.828624" calcext:value-type="float">
            <text:p>9,8286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.828624" calcext:value-type="float">
            <text:p>9,8286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.828624" calcext:value-type="float">
            <text:p>9,8286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.828624" calcext:value-type="float">
            <text:p>9,8286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.828624" calcext:value-type="float">
            <text:p>9,8286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.667057" calcext:value-type="float">
            <text:p>9,6670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.648531" calcext:value-type="float">
            <text:p>9,6485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.648531" calcext:value-type="float">
            <text:p>9,6485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.648531" calcext:value-type="float">
            <text:p>9,6485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.648531" calcext:value-type="float">
            <text:p>9,6485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.648531" calcext:value-type="float">
            <text:p>9,6485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.511121" calcext:value-type="float">
            <text:p>9,511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.28462" calcext:value-type="float">
            <text:p>9,284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.26608" calcext:value-type="float">
            <text:p>9,26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194604" calcext:value-type="float">
            <text:p>9,194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.194604" calcext:value-type="float">
            <text:p>9,194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.194604" calcext:value-type="float">
            <text:p>9,194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.194604" calcext:value-type="float">
            <text:p>9,194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.194604" calcext:value-type="float">
            <text:p>9,194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.194604" calcext:value-type="float">
            <text:p>9,194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.194604" calcext:value-type="float">
            <text:p>9,194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.194604" calcext:value-type="float">
            <text:p>9,194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.194604" calcext:value-type="float">
            <text:p>9,194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.194604" calcext:value-type="float">
            <text:p>9,194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.194604" calcext:value-type="float">
            <text:p>9,194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.194604" calcext:value-type="float">
            <text:p>9,194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.194604" calcext:value-type="float">
            <text:p>9,194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.194604" calcext:value-type="float">
            <text:p>9,194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.194604" calcext:value-type="float">
            <text:p>9,194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.130486" calcext:value-type="float">
            <text:p>9,1304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.130486" calcext:value-type="float">
            <text:p>9,1304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.130486" calcext:value-type="float">
            <text:p>9,1304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.130486" calcext:value-type="float">
            <text:p>9,1304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.130486" calcext:value-type="float">
            <text:p>9,1304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.130486" calcext:value-type="float">
            <text:p>9,1304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.130486" calcext:value-type="float">
            <text:p>9,1304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.130486" calcext:value-type="float">
            <text:p>9,1304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.130486" calcext:value-type="float">
            <text:p>9,1304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.124007" calcext:value-type="float">
            <text:p>9,1240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.142649" calcext:value-type="float">
            <text:p>9,1426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.142649" calcext:value-type="float">
            <text:p>9,1426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.142649" calcext:value-type="float">
            <text:p>9,1426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.142649" calcext:value-type="float">
            <text:p>9,1426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.142649" calcext:value-type="float">
            <text:p>9,1426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.052559" calcext:value-type="float">
            <text:p>9,0525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.052559" calcext:value-type="float">
            <text:p>9,0525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.975388" calcext:value-type="float">
            <text:p>8,9753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.975388" calcext:value-type="float">
            <text:p>8,9753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.735025" calcext:value-type="float">
            <text:p>8,7350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.735025" calcext:value-type="float">
            <text:p>8,7350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.735025" calcext:value-type="float">
            <text:p>8,7350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.735025" calcext:value-type="float">
            <text:p>8,7350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.735025" calcext:value-type="float">
            <text:p>8,7350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.735025" calcext:value-type="float">
            <text:p>8,7350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.735025" calcext:value-type="float">
            <text:p>8,7350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.735995" calcext:value-type="float">
            <text:p>8,7359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.663563" calcext:value-type="float">
            <text:p>8,6635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.541023" calcext:value-type="float">
            <text:p>8,5410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.541023" calcext:value-type="float">
            <text:p>8,5410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.541023" calcext:value-type="float">
            <text:p>8,5410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.541023" calcext:value-type="float">
            <text:p>8,5410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.541023" calcext:value-type="float">
            <text:p>8,5410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.541023" calcext:value-type="float">
            <text:p>8,5410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.541023" calcext:value-type="float">
            <text:p>8,5410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.541023" calcext:value-type="float">
            <text:p>8,5410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.541023" calcext:value-type="float">
            <text:p>8,5410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.541023" calcext:value-type="float">
            <text:p>8,5410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.541023" calcext:value-type="float">
            <text:p>8,5410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.541023" calcext:value-type="float">
            <text:p>8,5410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.553055" calcext:value-type="float">
            <text:p>8,553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319117" calcext:value-type="float">
            <text:p>8,319117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15:22.58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15:28.232000000</dc:date>
    <meta:editing-duration>PT1M16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3.log'.A2:'cameraslog_3.log'.C1001 'cameraslog_3.log'.B1:'cameraslog_3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3.log'.B2:'cameraslog_3.log'.B1001" chart:label-cell-address="'cameraslog_3.log'.B1:'cameraslog_3.log'.B1" chart:class="chart:scatter">
            <chart:domain table:cell-range-address="'cameraslog_3.log'.A2:'cameraslog_3.log'.A1001"/>
            <chart:data-point chart:repeated="1000"/>
          </chart:series>
          <chart:series chart:style-name="ch8" chart:values-cell-range-address="'cameraslog_3.log'.C2:'cameraslog_3.log'.C1001" chart:label-cell-address="'cameraslog_3.log'.C1:'cameraslog_3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3.log'.B1:'cameraslog_3.log'.B1</svg:desc>
                </draw:g>
              </table:table-cell>
              <table:table-cell office:value-type="string">
                <text:p>number of cameras</text:p>
                <draw:g>
                  <svg:desc>'cameraslog_3.log'.C1:'cameraslog_3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3.log'.A2:'cameraslog_3.log'.A1001</svg:desc>
                </draw:g>
              </table:table-cell>
              <table:table-cell office:value-type="float" office:value="15.157413">
                <text:p>15.157413</text:p>
                <draw:g>
                  <svg:desc>'cameraslog_3.log'.B2:'cameraslog_3.log'.B1001</svg:desc>
                </draw:g>
              </table:table-cell>
              <table:table-cell office:value-type="float" office:value="17">
                <text:p>17</text:p>
                <draw:g>
                  <svg:desc>'cameraslog_3.log'.C2:'cameraslog_3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688557">
                <text:p>14.6885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.512291">
                <text:p>14.5122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.719374">
                <text:p>14.7193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.432562">
                <text:p>14.4325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114155">
                <text:p>14.1141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.464146">
                <text:p>14.4641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.833639">
                <text:p>14.8336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.767849">
                <text:p>14.7678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.767849">
                <text:p>14.7678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.961964">
                <text:p>14.9619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.571833">
                <text:p>15.5718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.343518">
                <text:p>15.3435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.921006">
                <text:p>15.9210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588737">
                <text:p>15.5887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.912704">
                <text:p>15.9127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.419755">
                <text:p>15.4197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.368666">
                <text:p>15.3686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.588663">
                <text:p>15.5886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.600809">
                <text:p>15.6008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.918299">
                <text:p>15.9182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.14488">
                <text:p>16.144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6.000941">
                <text:p>16.0009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.857188">
                <text:p>15.8571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.407965">
                <text:p>15.407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5.434789">
                <text:p>15.4347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.661338">
                <text:p>15.6613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.661338">
                <text:p>15.6613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.557376">
                <text:p>15.5573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.212096">
                <text:p>15.2120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.01806">
                <text:p>15.018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5.395706">
                <text:p>15.3957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4.896274">
                <text:p>14.8962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5.065261">
                <text:p>15.0652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.168314">
                <text:p>15.1683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5.368886">
                <text:p>15.3688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.141474">
                <text:p>15.141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.141474">
                <text:p>15.141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.141474">
                <text:p>15.141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.141474">
                <text:p>15.141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.141474">
                <text:p>15.141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.232466">
                <text:p>15.232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.95395">
                <text:p>14.953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.95395">
                <text:p>14.953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.037529">
                <text:p>15.0375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.751656">
                <text:p>14.7516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.751656">
                <text:p>14.7516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.529885">
                <text:p>14.5298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.529885">
                <text:p>14.5298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.529885">
                <text:p>14.5298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4.529885">
                <text:p>14.5298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4.529885">
                <text:p>14.5298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.529885">
                <text:p>14.5298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.490898">
                <text:p>14.4908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.309859">
                <text:p>14.3098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.309859">
                <text:p>14.3098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.309859">
                <text:p>14.3098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.380376">
                <text:p>14.3803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.380376">
                <text:p>14.3803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.380376">
                <text:p>14.3803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4.380376">
                <text:p>14.3803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4.575326">
                <text:p>14.5753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4.575326">
                <text:p>14.5753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4.601312">
                <text:p>14.6013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4.601312">
                <text:p>14.6013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.315412">
                <text:p>14.3154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.315412">
                <text:p>14.3154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.315412">
                <text:p>14.3154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4.315412">
                <text:p>14.3154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.464865">
                <text:p>14.4648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.464865">
                <text:p>14.4648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.464865">
                <text:p>14.4648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.16035">
                <text:p>14.160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.174172">
                <text:p>14.1741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.063713">
                <text:p>14.0637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.166804">
                <text:p>14.1668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4.568777">
                <text:p>14.5687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.568777">
                <text:p>14.5687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.393341">
                <text:p>14.3933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4.516809">
                <text:p>14.51680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4.600381">
                <text:p>14.6003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4.600381">
                <text:p>14.6003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4.580883">
                <text:p>14.5808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4.580883">
                <text:p>14.5808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4.580883">
                <text:p>14.5808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4.645857">
                <text:p>14.6458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4.645857">
                <text:p>14.6458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.645857">
                <text:p>14.6458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4.366428">
                <text:p>14.3664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.366428">
                <text:p>14.3664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4.366428">
                <text:p>14.3664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4.35351">
                <text:p>14.353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4.35351">
                <text:p>14.353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4.172429">
                <text:p>14.1724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4.172429">
                <text:p>14.1724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4.172429">
                <text:p>14.1724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4.172429">
                <text:p>14.1724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4.10749">
                <text:p>14.107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4.10749">
                <text:p>14.107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.10749">
                <text:p>14.107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4.10749">
                <text:p>14.107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4.10749">
                <text:p>14.107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4.10749">
                <text:p>14.107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4.10749">
                <text:p>14.107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4.10749">
                <text:p>14.107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4.075882">
                <text:p>14.0758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.757538">
                <text:p>13.7575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3.829">
                <text:p>13.8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3.458577">
                <text:p>13.4585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3.095567">
                <text:p>13.0955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3.095567">
                <text:p>13.0955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.095567">
                <text:p>13.0955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3.095567">
                <text:p>13.0955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3.095567">
                <text:p>13.0955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3.095567">
                <text:p>13.0955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.095567">
                <text:p>13.0955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.095567">
                <text:p>13.0955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.095567">
                <text:p>13.0955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.095567">
                <text:p>13.0955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3.095567">
                <text:p>13.0955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3.095567">
                <text:p>13.0955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3.095567">
                <text:p>13.0955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3.095567">
                <text:p>13.0955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3.076957">
                <text:p>13.0769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3.076957">
                <text:p>13.0769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.076957">
                <text:p>13.0769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3.076957">
                <text:p>13.0769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3.076957">
                <text:p>13.0769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.018475">
                <text:p>13.0184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.018475">
                <text:p>13.0184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.018475">
                <text:p>13.0184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.018475">
                <text:p>13.0184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.018475">
                <text:p>13.0184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.018475">
                <text:p>13.0184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.064853">
                <text:p>13.0648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.064853">
                <text:p>13.0648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.064853">
                <text:p>13.0648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3.064853">
                <text:p>13.0648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.064853">
                <text:p>13.0648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.064853">
                <text:p>13.0648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.064853">
                <text:p>13.0648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3.064853">
                <text:p>13.0648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3.064853">
                <text:p>13.0648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3.033252">
                <text:p>13.0332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3.033252">
                <text:p>13.0332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.761214">
                <text:p>12.7612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.761214">
                <text:p>12.7612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.761214">
                <text:p>12.7612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.761214">
                <text:p>12.7612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.761214">
                <text:p>12.7612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2.768565">
                <text:p>12.7685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2.535492">
                <text:p>12.5354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2.535492">
                <text:p>12.5354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2.535492">
                <text:p>12.5354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2.535492">
                <text:p>12.5354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2.535492">
                <text:p>12.5354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2.179003">
                <text:p>12.1790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2.179003">
                <text:p>12.1790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2.179003">
                <text:p>12.1790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2.179003">
                <text:p>12.1790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2.179003">
                <text:p>12.1790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2.179003">
                <text:p>12.1790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2.179003">
                <text:p>12.1790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2.179003">
                <text:p>12.1790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2.179003">
                <text:p>12.1790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2.179003">
                <text:p>12.1790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2.179003">
                <text:p>12.1790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2.119651">
                <text:p>12.1196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2.119651">
                <text:p>12.1196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2.119651">
                <text:p>12.1196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2.119651">
                <text:p>12.1196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2.119651">
                <text:p>12.1196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2.119651">
                <text:p>12.1196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2.119651">
                <text:p>12.1196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2.119651">
                <text:p>12.1196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2.003571">
                <text:p>12.0035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2.003571">
                <text:p>12.0035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2.003571">
                <text:p>12.0035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2.003571">
                <text:p>12.0035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2.003571">
                <text:p>12.0035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2.043434">
                <text:p>12.0434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2.043434">
                <text:p>12.0434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2.043434">
                <text:p>12.0434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2.043434">
                <text:p>12.0434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2.043434">
                <text:p>12.0434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1.646153">
                <text:p>11.6461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1.646153">
                <text:p>11.6461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1.646153">
                <text:p>11.6461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1.646153">
                <text:p>11.6461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1.646153">
                <text:p>11.6461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1.646153">
                <text:p>11.6461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1.646153">
                <text:p>11.6461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.646153">
                <text:p>11.6461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1.646153">
                <text:p>11.6461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1.471595">
                <text:p>11.4715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1.231223">
                <text:p>11.2312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1.231223">
                <text:p>11.2312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1.231223">
                <text:p>11.2312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1.231223">
                <text:p>11.2312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1.231223">
                <text:p>11.2312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1.231206">
                <text:p>11.2312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1.231206">
                <text:p>11.2312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1.231206">
                <text:p>11.2312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1.231206">
                <text:p>11.2312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1.231206">
                <text:p>11.2312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1.244205">
                <text:p>11.2442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1.244205">
                <text:p>11.2442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1.244205">
                <text:p>11.2442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1.244205">
                <text:p>11.2442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1.244205">
                <text:p>11.2442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1.244205">
                <text:p>11.2442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1.244205">
                <text:p>11.2442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1.244205">
                <text:p>11.2442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1.244205">
                <text:p>11.2442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1.244205">
                <text:p>11.2442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1.244205">
                <text:p>11.2442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1.244205">
                <text:p>11.2442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1.244205">
                <text:p>11.2442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1.244205">
                <text:p>11.2442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1.243379">
                <text:p>11.243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1.023321">
                <text:p>11.023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0.593595">
                <text:p>10.593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0.425518">
                <text:p>10.4255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0.380948">
                <text:p>10.3809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0.380948">
                <text:p>10.3809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0.380948">
                <text:p>10.3809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0.380948">
                <text:p>10.3809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0.380948">
                <text:p>10.3809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0.380948">
                <text:p>10.3809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0.243601">
                <text:p>10.2436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0.243601">
                <text:p>10.2436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0.243601">
                <text:p>10.2436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0.243601">
                <text:p>10.2436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0.243601">
                <text:p>10.2436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0.243601">
                <text:p>10.2436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0.276094">
                <text:p>10.2760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0.276094">
                <text:p>10.2760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9.978039">
                <text:p>9.9780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9.978039">
                <text:p>9.9780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9.978039">
                <text:p>9.9780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9.978039">
                <text:p>9.9780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9.978039">
                <text:p>9.9780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9.978039">
                <text:p>9.9780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9.978039">
                <text:p>9.9780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9.978039">
                <text:p>9.9780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9.978039">
                <text:p>9.9780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9.978039">
                <text:p>9.9780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9.978039">
                <text:p>9.9780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9.828624">
                <text:p>9.8286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9.828624">
                <text:p>9.8286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9.828624">
                <text:p>9.8286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9.828624">
                <text:p>9.8286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9.828624">
                <text:p>9.8286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9.828624">
                <text:p>9.8286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9.828624">
                <text:p>9.8286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9.667057">
                <text:p>9.6670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9.648531">
                <text:p>9.6485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9.648531">
                <text:p>9.6485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9.648531">
                <text:p>9.6485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9.648531">
                <text:p>9.6485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9.648531">
                <text:p>9.6485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9.511121">
                <text:p>9.511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9.28462">
                <text:p>9.284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9.26608">
                <text:p>9.266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9.194604">
                <text:p>9.1946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9.194604">
                <text:p>9.1946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9.194604">
                <text:p>9.1946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9.194604">
                <text:p>9.1946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9.194604">
                <text:p>9.1946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9.194604">
                <text:p>9.1946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9.194604">
                <text:p>9.1946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9.194604">
                <text:p>9.1946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9.194604">
                <text:p>9.1946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9.194604">
                <text:p>9.1946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9.194604">
                <text:p>9.1946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9.194604">
                <text:p>9.1946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9.194604">
                <text:p>9.1946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9.194604">
                <text:p>9.1946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9.194604">
                <text:p>9.1946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9.130486">
                <text:p>9.1304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9.130486">
                <text:p>9.1304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9.130486">
                <text:p>9.1304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9.130486">
                <text:p>9.1304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9.130486">
                <text:p>9.1304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9.130486">
                <text:p>9.1304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9.130486">
                <text:p>9.1304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9.130486">
                <text:p>9.1304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9.130486">
                <text:p>9.1304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9.124007">
                <text:p>9.1240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9.142649">
                <text:p>9.1426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9.142649">
                <text:p>9.1426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9.142649">
                <text:p>9.1426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9.142649">
                <text:p>9.1426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9.142649">
                <text:p>9.1426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9.052559">
                <text:p>9.0525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9.052559">
                <text:p>9.0525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8.975388">
                <text:p>8.9753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8.975388">
                <text:p>8.9753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8.735025">
                <text:p>8.7350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8.735025">
                <text:p>8.7350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8.735025">
                <text:p>8.7350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8.735025">
                <text:p>8.7350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8.735025">
                <text:p>8.7350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8.735025">
                <text:p>8.7350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8.735025">
                <text:p>8.7350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8.735995">
                <text:p>8.735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8.663563">
                <text:p>8.66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8.541023">
                <text:p>8.5410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8.541023">
                <text:p>8.5410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8.541023">
                <text:p>8.5410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8.541023">
                <text:p>8.5410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8.541023">
                <text:p>8.5410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8.541023">
                <text:p>8.5410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8.541023">
                <text:p>8.5410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8.541023">
                <text:p>8.5410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8.541023">
                <text:p>8.5410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8.541023">
                <text:p>8.5410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8.541023">
                <text:p>8.5410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8.541023">
                <text:p>8.5410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8.553055">
                <text:p>8.553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8.319117">
                <text:p>8.319117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